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21694" officeooo:paragraph-rsid="00021694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21694" officeooo:paragraph-rsid="00021694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officeooo:rsid="00021694" officeooo:paragraph-rsid="00021694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font-weight="normal" officeooo:rsid="0002b7dd" officeooo:paragraph-rsid="0002b7dd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02b7dd" officeooo:paragraph-rsid="00034960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officeooo:rsid="0002b7dd" officeooo:paragraph-rsid="0006ac3c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font-weight="normal" officeooo:rsid="00034960" officeooo:paragraph-rsid="00034960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fo:font-weight="normal" officeooo:rsid="000399ec" officeooo:paragraph-rsid="000399ec" style:font-size-asian="13.1000003814697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fo:font-weight="normal" officeooo:rsid="0006ac3c" officeooo:paragraph-rsid="0006ac3c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5pt" fo:font-weight="normal" officeooo:rsid="00072b05" officeooo:paragraph-rsid="00072b05" style:font-size-asian="13.1000003814697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5pt" fo:font-weight="normal" officeooo:rsid="0002b7dd" officeooo:paragraph-rsid="000d35ea" style:font-size-asian="13.1000003814697pt" style:font-weight-asian="normal" style:font-size-complex="15pt" style:font-weight-complex="normal"/>
    </style:style>
    <style:style style:name="T1" style:family="text">
      <style:text-properties officeooo:rsid="0002b7dd"/>
    </style:style>
    <style:style style:name="T2" style:family="text">
      <style:text-properties officeooo:rsid="00034960"/>
    </style:style>
    <style:style style:name="T3" style:family="text">
      <style:text-properties officeooo:rsid="0006ac3c"/>
    </style:style>
    <style:style style:name="T4" style:family="text">
      <style:text-properties officeooo:rsid="00084c5e"/>
    </style:style>
    <style:style style:name="T5" style:family="text">
      <style:text-properties officeooo:rsid="000851b4"/>
    </style:style>
    <style:style style:name="T6" style:family="text">
      <style:text-properties officeooo:rsid="000d35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3</text:p>
      <text:p text:style-name="P2">Command Line:</text:p>
      <text:p text:style-name="P3"><text:span text:style-name="T1">1. </text:span>Root /</text:p>
      <text:p text:style-name="P3"><text:span text:style-name="T1">2. </text:span>Home ~</text:p>
      <text:p text:style-name="P3"><text:span text:style-name="T1">3. </text:span>pwd (print working directory): will tell you the full absolute path of where you’re at.</text:p>
      <text:p text:style-name="P3"/>
      <text:p text:style-name="P4">4. cd (Change directory): followed by the absolute path of the folder will navigate you directly there.</text:p>
      <text:p text:style-name="P6">Ex: <text:span text:style-name="T3">From /User/Documents/Another_Folder, now if we want to go back to /User :</text:span></text:p>
      <text:p text:style-name="P6">cd /User</text:p>
      <text:p text:style-name="P4">- cd .. : back to previous directory</text:p>
      <text:p text:style-name="P4">- cd / : back to root directory</text:p>
      <text:p text:style-name="P4">- <text:span text:style-name="T5">cd – : back to home directory</text:span></text:p>
      <text:p text:style-name="P4">- cp: copy files</text:p>
      <text:p text:style-name="P4">Ex: cp [Name of file that you want to copy] [New name for the new copied file]</text:p>
      <text:p text:style-name="P4"><text:s text:c="7"/>cp Test Testcopy</text:p>
      <text:p text:style-name="P4">- <text:s text:c="4"/>cp [Name of file that you want to copy] [Full path of the new directory that the new copied file will be located]</text:p>
      <text:p text:style-name="P4"><text:s text:c="7"/>cp Test /home/Aaron/Documents</text:p>
      <text:p text:style-name="P3"/>
      <text:p text:style-name="P5">5. rm : remove a file<text:span text:style-name="T2"> (only can remove the file from the current working directory)</text:span></text:p>
      <text:p text:style-name="P7">6. mkdir : create a new folder (only can create a folder in the current working directory)</text:p>
      <text:p text:style-name="P7">7. rmdir : remove a folder (only can remove a folder in the current working directory, the folder has to be empty).</text:p>
      <text:p text:style-name="P7">8. rm -r : remove a folder with content</text:p>
      <text:p text:style-name="P7">Ex: rm -r [Folder name]</text:p>
      <text:p text:style-name="P7">rm -r Folder</text:p>
      <text:p text:style-name="P8">9. man : stand for manual, use this command to get more information for other command</text:p>
      <text:p text:style-name="P8">Ex: man [Command]</text:p>
      <text:p text:style-name="P8">man ls</text:p>
      <text:p text:style-name="P9">10. clear: clear command terminal</text:p>
      <text:p text:style-name="P10">11. ls : list out content within the working directory</text:p>
      <text:p text:style-name="P10">ls can be used to list out content from other directory</text:p>
      <text:p text:style-name="P10">Ex: ls catPhotos/</text:p>
      <text:p text:style-name="P5">- <text:span text:style-name="T4">ls -a : used to list all files (including hidden ones)</text:span></text:p>
      <text:p text:style-name="P5">- <text:span text:style-name="T4">ls -l: for longer format</text:span></text:p>
      <text:p text:style-name="P11"><text:soft-page-break/><text:span text:style-name="T6">12. mkdir (make directory): followed by the name of the new directory will create a new child directory inside the current directory.</text:span></text:p>
      <text:p text:style-name="P1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3:50:00.964292779</meta:creation-date>
    <dc:date>2018-12-20T12:30:09.526434066</dc:date>
    <meta:editing-duration>PT18M50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33" meta:word-count="294" meta:character-count="1532" meta:non-whitespace-character-count="1250"/>
  </office:meta>
</office:document-meta>
</file>